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ee96" officeooo:paragraph-rsid="000eee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sitos Funcionales:</text:p>
      <text:p text:style-name="P1"/>
      <text:p text:style-name="P1"/>
      <text:p text:style-name="P1">R1: ICG → </text:p>
      <text:p text:style-name="P1">R2: Gestión de elementos activos de emergencias → </text:p>
      <text:p text:style-name="P1">R3: Motorización de emergencias en curso → </text:p>
      <text:p text:style-name="P1">R4: SVC → </text:p>
      <text:p text:style-name="P1">R5: Comunicación en tiempo real → </text:p>
      <text:p text:style-name="P1">R6: Compatibilidad en varios dispositivos → </text:p>
      <text:p text:style-name="P1">R7: Sistema comunicación de gestión → </text:p>
      <text:p text:style-name="P1">R8: Sistema de grabación en vivo → </text:p>
      <text:p text:style-name="P1">R9: Sistema de asignación y motorización → </text:p>
      <text:p text:style-name="P1">R10: Algoritmo de ruta → </text:p>
      <text:p text:style-name="P1">R11: Distintos roles de usuario</text:p>
      <text:p text:style-name="P1">R12: Información en tiempo real y asignadores de recursos → </text:p>
      <text:p text:style-name="P1">R13: Cola de llamadas → </text:p>
      <text:p text:style-name="P1">R14: Algoritmo para repartir las llamadas → </text:p>
      <text:p text:style-name="P1">R15: Sensores registran eventos inesperados??? → </text:p>
      <text:p text:style-name="P1">R16: Los sensores transmiten información a un CCR → </text:p>
      <text:p text:style-name="P1">R17: El sistema podrá gestionar hasta 20 eventos → </text:p>
      <text:p text:style-name="P1">R18: Un algoritmo para asignar elementos a cada evento → </text:p>
      <text:p text:style-name="P1">R19: Coordinación con policía y UME → </text:p>
      <text:p text:style-name="P1">R20: Comunicación Internacional en tiempo real → </text:p>
      <text:p text:style-name="P1">R21: Usuarios se registran para las noticias → </text:p>
      <text:p text:style-name="P1">R22: Una única interfaz →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1:28:26.238374263</meta:creation-date>
    <dc:date>2019-10-15T11:41:18.813535956</dc:date>
    <meta:editing-duration>PT1M22S</meta:editing-duration>
    <meta:editing-cycles>1</meta:editing-cycles>
    <meta:document-statistic meta:table-count="0" meta:image-count="0" meta:object-count="0" meta:page-count="1" meta:paragraph-count="23" meta:word-count="148" meta:character-count="883" meta:non-whitespace-character-count="737"/>
    <meta:generator>LibreOffice/6.0.7.3$Linux_X86_64 LibreOffice_project/00m0$Build-3</meta:generator>
  </office:meta>
</office:document-meta>
</file>